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officeooo:rsid="001f121b" officeooo:paragraph-rsid="001f121b"/>
    </style:style>
    <style:style style:name="P3" style:family="paragraph" style:parent-style-name="Standard">
      <style:text-properties fo:color="#000000" officeooo:paragraph-rsid="002cc0b3"/>
    </style:style>
    <style:style style:name="P4" style:family="paragraph" style:parent-style-name="Standard">
      <style:text-properties fo:color="#000000" officeooo:rsid="002cc0b3" officeooo:paragraph-rsid="002cc0b3"/>
    </style:style>
    <style:style style:name="P5" style:family="paragraph" style:parent-style-name="Standard">
      <style:text-properties fo:color="#000000" officeooo:rsid="0030e2b9" officeooo:paragraph-rsid="0030e2b9"/>
    </style:style>
    <style:style style:name="P6" style:family="paragraph" style:parent-style-name="Standard">
      <style:text-properties fo:color="#000000" fo:font-weight="normal" style:font-weight-asian="normal" style:font-weight-complex="normal"/>
    </style:style>
    <style:style style:name="P7" style:family="paragraph" style:parent-style-name="Standard">
      <style:text-properties fo:color="#000000" fo:font-weight="normal" officeooo:rsid="001f121b" officeooo:paragraph-rsid="001f121b" style:font-weight-asian="normal" style:font-weight-complex="normal"/>
    </style:style>
    <style:style style:name="P8" style:family="paragraph" style:parent-style-name="Standard">
      <style:text-properties fo:color="#000000" officeooo:rsid="00317a4b" officeooo:paragraph-rsid="00317a4b"/>
    </style:style>
    <style:style style:name="P9" style:family="paragraph" style:parent-style-name="Standard">
      <style:text-properties fo:color="#000000" style:text-position="0% 100%" fo:font-style="normal" style:text-underline-style="none" fo:font-weight="normal" style:font-style-asian="normal" style:font-weight-asian="normal" style:font-style-complex="normal" style:font-weight-complex="normal"/>
    </style:style>
    <style:style style:name="P10" style:family="paragraph" style:parent-style-name="Standard">
      <style:text-properties fo:color="#000000" officeooo:rsid="002022ae" officeooo:paragraph-rsid="002022ae"/>
    </style:style>
    <style:style style:name="P11" style:family="paragraph" style:parent-style-name="Standard">
      <style:text-properties fo:color="#000000" style:text-underline-style="none" fo:font-weight="normal" style:font-weight-asian="normal" style:font-weight-complex="normal"/>
    </style:style>
    <style:style style:name="P12" style:family="paragraph" style:parent-style-name="Standard" style:list-style-name="L1">
      <style:text-properties fo:color="#000000" style:text-underline-style="none" fo:font-weight="normal" officeooo:paragraph-rsid="00239022" style:font-weight-asian="normal" style:font-weight-complex="normal"/>
    </style:style>
    <style:style style:name="P13" style:family="paragraph" style:parent-style-name="Standard">
      <style:text-properties fo:color="#000000" style:text-underline-style="none" fo:font-weight="normal" officeooo:rsid="0024dc5b" officeooo:paragraph-rsid="0024dc5b" style:font-weight-asian="normal" style:font-weight-complex="normal"/>
    </style:style>
    <style:style style:name="P14" style:family="paragraph" style:parent-style-name="Standard" style:list-style-name="L1">
      <style:text-properties fo:color="#000000" officeooo:paragraph-rsid="00239022"/>
    </style:style>
    <style:style style:name="P15" style:family="paragraph" style:parent-style-name="Standard">
      <style:text-properties fo:color="#000000" style:font-name="Liberation Serif" fo:font-size="12pt" style:text-underline-style="none" fo:font-weight="normal" officeooo:rsid="0024dc5b" officeooo:paragraph-rsid="0024dc5b" style:font-size-asian="12pt" style:font-weight-asian="normal" style:font-size-complex="12pt" style:font-weight-complex="normal"/>
    </style:style>
    <style:style style:name="P16" style:family="paragraph" style:parent-style-name="Standard">
      <style:text-properties fo:color="#000000" officeooo:rsid="0026cf75" officeooo:paragraph-rsid="0026cf75"/>
    </style:style>
    <style:style style:name="P17" style:family="paragraph" style:parent-style-name="Standard">
      <style:text-properties fo:color="#000000" officeooo:rsid="0027a76d" officeooo:paragraph-rsid="0027a76d"/>
    </style:style>
    <style:style style:name="P18" style:family="paragraph" style:parent-style-name="Standard">
      <style:text-properties fo:color="#000000" officeooo:rsid="0034a412" officeooo:paragraph-rsid="0034a412"/>
    </style:style>
    <style:style style:name="P19" style:family="paragraph" style:parent-style-name="Standard">
      <style:text-properties fo:color="#000000" fo:font-weight="bold" style:font-weight-asian="bold" style:font-weight-complex="bold"/>
    </style:style>
    <style:style style:name="P20" style:family="paragraph" style:parent-style-name="Standard">
      <style:text-properties fo:color="#000000" officeooo:rsid="0039bfd2" officeooo:paragraph-rsid="0039bfd2"/>
    </style:style>
    <style:style style:name="P21" style:family="paragraph" style:parent-style-name="Text_20_body">
      <style:text-properties fo:color="#000000"/>
    </style:style>
    <style:style style:name="T1" style:family="text">
      <style:text-properties fo:color="#0066b3"/>
    </style:style>
    <style:style style:name="T2" style:family="text">
      <style:text-properties fo:color="#0066b3" officeooo:rsid="001f121b"/>
    </style:style>
    <style:style style:name="T3" style:family="text">
      <style:text-properties fo:color="#0066b3" style:text-underline-style="none" fo:font-weight="normal" style:font-weight-asian="normal" style:font-weight-complex="normal"/>
    </style:style>
    <style:style style:name="T4" style:family="text">
      <style:text-properties fo:color="#0066b3" style:text-underline-style="none" fo:font-weight="normal" officeooo:rsid="002022ae" style:font-weight-asian="normal" style:font-weight-complex="normal"/>
    </style:style>
    <style:style style:name="T5" style:family="text">
      <style:text-properties fo:color="#0066b3" style:text-underline-style="none" fo:font-weight="normal" officeooo:rsid="00239022" style:font-weight-asian="normal" style:font-weight-complex="normal"/>
    </style:style>
    <style:style style:name="T6" style:family="text">
      <style:text-properties fo:color="#0066b3" fo:font-style="italic" style:text-underline-style="none" fo:font-weight="normal" style:font-weight-asian="normal" style:font-weight-complex="normal"/>
    </style:style>
    <style:style style:name="T7" style:family="text">
      <style:text-properties officeooo:rsid="002477c4"/>
    </style:style>
    <style:style style:name="T8" style:family="text">
      <style:text-properties officeooo:rsid="002aee5a"/>
    </style:style>
    <style:style style:name="T9" style:family="text">
      <style:text-properties officeooo:rsid="002cc0b3"/>
    </style:style>
    <style:style style:name="T10" style:family="text">
      <style:text-properties officeooo:rsid="002022ae"/>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officeooo:rsid="003377c7"/>
    </style:style>
    <style:style style:name="T14" style:family="text">
      <style:text-properties officeooo:rsid="001f121b"/>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2022ae" style:font-weight-asian="normal" style:font-weight-complex="normal"/>
    </style:style>
    <style:style style:name="T17" style:family="text">
      <style:text-properties style:text-underline-style="none" fo:font-weight="normal" officeooo:rsid="00239022" style:font-weight-asian="normal" style:font-weight-complex="normal"/>
    </style:style>
    <style:style style:name="T18" style:family="text">
      <style:text-properties fo:font-style="italic" style:text-underline-style="none" fo:font-weight="normal" style:font-weight-asian="normal" style:font-weight-complex="normal"/>
    </style:style>
    <style:style style:name="T19" style:family="text">
      <style:text-properties fo:color="#000000" style:text-underline-style="none" fo:font-weight="normal" style:font-weight-asian="normal" style:font-weight-complex="normal"/>
    </style:style>
    <style:style style:name="T20" style:family="text">
      <style:text-properties fo:color="#000000" style:text-underline-style="none" fo:font-weight="normal" officeooo:rsid="00239022" style:font-weight-asian="normal" style:font-weight-complex="normal"/>
    </style:style>
    <style:style style:name="T21" style:family="text">
      <style:text-properties officeooo:rsid="0039bfd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TN FRBA – SSL – K2051 – Examen #0 – Recuperatorio #0 – 2020-03-30</text:p>
      <text:p text:style-name="P1"/>
      <text:p text:style-name="P19">1. Parte I</text:p>
      <text:p text:style-name="P1"/>
      <text:p text:style-name="P19">1. (1 punto) Indique la tarea más representativa para la cual un Ingeniero en Sistemas de Información está calificado.</text:p>
      <text:p text:style-name="P1">Es un profesional encargado de crear y aplicar tecnologías informáticas para el beneficio de las personas, de las empresas, de las organizaciones y del país.</text:p>
      <text:p text:style-name="P1"/>
      <text:p text:style-name="P19">2. (1 punto) Defina información.</text:p>
      <text:p text:style-name="P2">La informacion es un conjunto de datos procesados con un determinado interesa para una o un grupo de personas.</text:p>
      <text:p text:style-name="P2"/>
      <text:p text:style-name="P19">3. (1 punto) Indique las asignaturas del área de programación.</text:p>
      <text:p text:style-name="P3"><text:span text:style-name="T9">Las asignaturas de programación son: Matemática discreta, </text:span>Algoritmos y estructura de datos, Algoritmos Complejos para Estructuras de Datos Avanzados, Sintaxis y semántica de los lenguajes, Paradigmas de programación, Sistemas operativos, Gestión de datos.</text:p>
      <text:p text:style-name="P4"/>
      <text:p text:style-name="P19">4. (1 punto) Indique las asignaturas del área de sistemas de información.</text:p>
      <text:p text:style-name="P21">Las asignaturas relacionadas con los sistemas de información son: Sistemas y organizaciones, Análisis de sistemas, Diseño de sistemas, Ingeniería de requisitos, Sistemas aplicados a la gestión empresarial.</text:p>
      <text:p text:style-name="P1"/>
      <text:p text:style-name="P19">5. (1 punto) Indique el paradigma de programación aplicado en primer año de la carrera.</text:p>
      <text:p text:style-name="P5">El paradigma de programacion utilizado en el primero año de la carrera es el “programacion estructurada”.</text:p>
      <text:p text:style-name="P5"/>
      <text:p text:style-name="P19">6. (1 punto) Defina abstracción.</text:p>
      <text:p text:style-name="P6">La abstracción consiste en aislar un elemento de su contexto o del resto de los elementos que lo acompañan. <text:span text:style-name="T13">Es decir, hace enfasis en que hace y no en como esta hecho (implementación).</text:span></text:p>
      <text:p text:style-name="P6"/>
      <text:p text:style-name="P19">2. Parte II</text:p>
      <text:p text:style-name="P19">1. (1 punto) Indique diferencias entre secuencia y conjunto.</text:p>
      <text:p text:style-name="P8">Un conjunto es un grupo de elementos que poseen propiedades en comun, en cambio la secuencia, son varios elementos que no necesariamente tengas propiedades en comun, pero las precede un orden.</text:p>
      <text:p text:style-name="P8"/>
      <text:p text:style-name="P19">2. (1 punto) Defina el concepto matemático secuencia.</text:p>
      <text:p text:style-name="P9">Para las matemáticas, una secuencia o una sucesión es un grupo de números o de otros elementos matemáticos que forman un conjunto ordenado.</text:p>
      <text:p text:style-name="P9"/>
      <text:p text:style-name="P19">3. (1 punto) Defina función matemática.</text:p>
      <text:p text:style-name="P7">Una función matemática es una relación que se establece entre dos conjuntos, a través de la cual a cada elemento del primer conjunto se le asigna un único elemento del segundo conjunto o ninguno.</text:p>
      <text:p text:style-name="P2"/>
      <text:p text:style-name="P19">4. (1 punto) Defina grafo.</text:p>
      <text:p text:style-name="P1"><text:span text:style-name="T14">E</text:span>s un conjunto de vértices o nodos unidos por aristas que permiten representar relaciones binarias entre elementos de un conjunto.<text:bookmark text:name="cite_ref-2"/></text:p>
      <text:p text:style-name="P1"/>
      <text:p text:style-name="P19">5. (1 punto) Defina partición de un conjunto.</text:p>
      <text:p text:style-name="P1"><text:span text:style-name="T16">U</text:span><text:span text:style-name="T15">na partición de un conjunto es una división del mismo en subconjuntos disjuntos no vacíos.</text:span> </text:p>
      <text:p text:style-name="P1"><text:soft-page-break/></text:p>
      <text:p text:style-name="P19">6. (1 punto) Sea X={a,b} indique P(X)</text:p>
      <text:p text:style-name="P3"><text:span text:style-name="T10">P(x) = {</text:span>Ø, <text:span text:style-name="T10">{a},{b}, {a, b}}</text:span></text:p>
      <text:p text:style-name="P10"/>
      <text:p text:style-name="P19">7. (1 punto) Defina Lenguaje Formal.</text:p>
      <text:p text:style-name="P21"><text:span text:style-name="T16">Un</text:span><text:span text:style-name="T15"> lenguaje formal es un lenguaje cuyos símbolos primitivos y reglas para unir esos símbolos están formalmente especificados. Al conjunto de los símbolos primitivos se le llama el alfabeto (o vocabulario) del lenguaje, y al conjunto de las reglas se lo llama la gramática formal (o sintaxis). A una cadena de símbolos formada de acuerdo a la gramática se la llama una fórmula bien formada (o palabra) del lenguaje. Estrictamente hablando, un lenguaje formal es idéntico al conjunto de todas sus fórmulas bien formadas. </text:span></text:p>
      <text:p text:style-name="P19">8. (1 punto) Defina autómata finito.</text:p>
      <text:p text:style-name="P11">Un autómata finito (AF) o máquina de estado finito es un modelo computacional que realiza cómputos en forma automática sobre una entrada para producir una salida. Este modelo está conformado por un alfabeto, un conjunto de estados finito, una función de transición, un estado inicial y un conjunto de estados finales.</text:p>
      <text:p text:style-name="P1"/>
      <text:p text:style-name="P19">3. Parte III</text:p>
      <text:p text:style-name="P19">1. (1 punto) Defina algoritmo.</text:p>
      <text:p text:style-name="Standard"><text:span text:style-name="Strong_20_Emphasis"><text:span text:style-name="T20">Un algoritmo es un </text:span></text:span><text:span text:style-name="Strong_20_Emphasis"><text:span text:style-name="T19">grupo finito de operaciones organizadas de manera lógica y ordenada</text:span></text:span><text:span text:style-name="T19"> que permite solucionar un determinado </text:span><text:span text:style-name="Strong_20_Emphasis"><text:span text:style-name="T19">problema.</text:span></text:span></text:p>
      <text:p text:style-name="Standard"><text:span text:style-name="Strong_20_Emphasis"><text:span text:style-name="T19"/></text:span></text:p>
      <text:p text:style-name="P19">2. (1 punto) Defina programación estructurada.</text:p>
      <text:p text:style-name="P1"><text:span text:style-name="T15">La programación estructurada es un paradigma de programación orientado a mejorar la claridad, calidad y tiempo de desarrollo de un programa de computadora recurriendo únicamente a subrutinas y tres estructuras básicas: secuencia, selección (</text:span><text:span text:style-name="T18">if</text:span><text:span text:style-name="T15"> y </text:span><text:span text:style-name="T18">switch</text:span><text:span text:style-name="T15">) e iteración (bucles </text:span><text:span text:style-name="T18">for</text:span><text:span text:style-name="T15"> y </text:span><text:span text:style-name="T18">while</text:span><text:span text:style-name="T15">).</text:span></text:p>
      <text:p text:style-name="P11"/>
      <text:p text:style-name="P19">3. (1 punto) Indique las tres estructuras de control de flujo de ejecución de la programación estructurada.</text:p>
      <text:list xml:id="list1976148203" text:style-name="L1">
        <text:list-item>
          <text:p text:style-name="P12">Secuencia.</text:p>
        </text:list-item>
        <text:list-item>
          <text:p text:style-name="P14"><text:span text:style-name="T15">selección (</text:span><text:span text:style-name="T18">if</text:span><text:span text:style-name="T15"> y </text:span><text:span text:style-name="T18">switch</text:span><text:span text:style-name="T15">).</text:span></text:p>
        </text:list-item>
        <text:list-item>
          <text:p text:style-name="P14"><text:span text:style-name="T15">iteración (bucles </text:span><text:span text:style-name="T18">for</text:span><text:span text:style-name="T15"> y </text:span><text:span text:style-name="T18">while</text:span><text:span text:style-name="T15">).</text:span></text:p>
        </text:list-item>
      </text:list>
      <text:p text:style-name="P1"/>
      <text:p text:style-name="P19">4. (1 punto) Indique las diferencias entre parámetro y argumento.</text:p>
      <text:p text:style-name="P21"><text:span text:style-name="T7">U</text:span>n parámetro es una propiedad intrínseca de un procedimiento, dado que está incluido en su definición. Por ejemplo, un procedimiento que calcule la suma de dos números enteros necesitará dos parámetros, uno para cada número. Si un procedimiento tiene parámetros, la parte de su definición que los especifica es llamada lista de parámetros.</text:p>
      <text:p text:style-name="P21">En tanto, los argumentos son más bien los valores actuales asignados a los parámetros variables cuando la función es llamada.</text:p>
      <text:p text:style-name="P1"/>
      <text:p text:style-name="P19">5. (1 punto) Explique las dos formas de transferencia de argumentos.</text:p>
      <text:p text:style-name="P13">Llamadas por valor y por referencia.</text:p>
      <text:p text:style-name="P15">Cuando los parámetros de una función son pasados por valor, los parámetros son copiados y esas copias son pasadas a la función, esto significa que los valores originales no se modifican. En otras palabras, las modificaciones que se les hagan a las copias dentro de la función llamada no afectan los valores originales de las variables con las cuales se llamó la función.<text:line-break/><text:line-break/><text:soft-page-break/>Por otra parte, cuando los parámetros son pasados por referencia, puede alterar los valores originales de las variables con las cuales se ha llamado la función.</text:p>
      <text:p text:style-name="P15"/>
      <text:p text:style-name="P19">6. (1 punto) Explique las diferencias entre parámetros de entrada, de salida y de entrada/salida.</text:p>
      <text:p text:style-name="P16">Los parametros de entrada son los que recibe la funcion o el procedimiento <text:span text:style-name="T21">y quieren ser alterados</text:span>, los de salida los parametros que se devuelven.</text:p>
      <text:p text:style-name="P20">Los de entrada/salida cumplen ambas condiciones.</text:p>
      <text:p text:style-name="P16"/>
      <text:p text:style-name="P19">7. (1 punto) Defina tipo de dato abstracto.</text:p>
      <text:p text:style-name="P11">Un Tipo de Dato Abstracto (TDA) es un modelo que define valores y las operaciones que se pueden realizan sobre ellos. Y se denomina abstracto ya que la intención es que quien lo utiliza, no necesita conocer los detalles de la representación interna o bien el cómo están implementadas las operaciones.</text:p>
      <text:p text:style-name="P11"/>
      <text:p text:style-name="P19">8. (1 punto) Indique las diferencias entre una pila y una cola</text:p>
      <text:p text:style-name="P17">Una pila y una cola son tipo de listas y se diferencian en su modo de acceso.</text:p>
      <text:p text:style-name="P17">Pila: Estructura LIFO (Last in first Out) ultimo que entra, primero que sale.</text:p>
      <text:p text:style-name="P17">Cola: Estructura FIFO (First in first Out) primero que entra, primero que sale.</text:p>
      <text:p text:style-name="P17"/>
      <text:p text:style-name="P19">9. (1 punto) Defina archivo.</text:p>
      <text:p text:style-name="P11">Un archivo es un conjunto de bytes que son almacenados en un dispositivo, identificado por un nombre y la descripción de la carpeta o directorio que lo contiene.</text:p>
      <text:p text:style-name="P1"/>
      <text:p text:style-name="P19">10.(1 punto) Diseñe un algoritmo que dado un arreglo de naturales a y su longitud n calcule el promedio.</text:p>
      <text:p text:style-name="P1"/>
      <text:p text:style-name="P1">-<text:span text:style-name="T8">Inicializar el acumulador en 0.</text:span></text:p>
      <text:p text:style-name="P1">-<text:span text:style-name="T8">Recorrer la lista y sumar al acumular el valor de la posicion del arreglo.</text:span></text:p>
      <text:p text:style-name="P1">-<text:span text:style-name="T8">Luego de recorrer el arreglo, devolver el acumulador dividido la cantidad de elementos del arreglo.</text:span></text:p>
      <text:p text:style-name="P1"/>
      <text:p text:style-name="P18">Implementacion :</text:p>
      <text:p text:style-name="P18"/>
      <text:p text:style-name="P18">int a[n];</text:p>
      <text:p text:style-name="P18">int acumulador = 0, i =0;</text:p>
      <text:p text:style-name="P18"/>
      <text:p text:style-name="P18">for (i = 0; i &lt;= n ; i ++)</text:p>
      <text:p text:style-name="P18">{</text:p>
      <text:p text:style-name="P18"><text:tab/>acumulador = acumulador + a[i];</text:p>
      <text:p text:style-name="P18">}</text:p>
      <text:p text:style-name="P18">return acumulador / n;</text:p>
      <text:p text:style-name="P1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20:16:23.912520636</meta:creation-date>
    <dc:date>2020-04-05T16:31:43.626508443</dc:date>
    <meta:editing-duration>PT1H2M7S</meta:editing-duration>
    <meta:editing-cycles>23</meta:editing-cycles>
    <meta:generator>LibreOffice/6.0.7.3$Linux_X86_64 LibreOffice_project/00m0$Build-3</meta:generator>
    <meta:document-statistic meta:table-count="0" meta:image-count="0" meta:object-count="0" meta:page-count="3" meta:paragraph-count="69" meta:word-count="1125" meta:character-count="6863" meta:non-whitespace-character-count="5801"/>
  </office:meta>
</office:document-meta>
</file>